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15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65.59pt"/>
    </style:style>
    <style:style style:name="co9" style:family="table-column">
      <style:table-column-properties fo:break-before="auto" style:column-width="189.1pt"/>
    </style:style>
    <style:style style:name="co10" style:family="table-column">
      <style:table-column-properties fo:break-before="auto" style:column-width="94.14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38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ff860d"/>
    </style:style>
    <number:boolean-style style:name="N99">
      <number:boolean/>
    </number:boolean-style>
    <number:text-style style:name="N100">
      <number:text-content/>
    </number:text-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2e3436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2e3436" style:direction="ltr" fo:padding="2.01pt" fo:border-right="0.74pt solid #2e3436" style:rotation-angle="0" style:rotation-align="none" style:shrink-to-fit="false" fo:border-top="0.74pt solid #2e3436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2e3436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 style:data-style-name="N147"/>
    <style:style style:name="ce42" style:family="table-cell" style:parent-style-name="Default" style:data-style-name="N99"/>
    <style:style style:name="ce43" style:family="table-cell" style:parent-style-name="Default" style:data-style-name="N100"/>
    <style:style style:name="ce44" style:family="table-cell" style:parent-style-name="Default" style:data-style-name="N99">
      <style:map style:condition="cell-content()=1" style:apply-style-name="Good" style:base-cell-address="ChecksLinear.A1"/>
      <style:map style:condition="cell-content()=0" style:apply-style-name="Bad" style:base-cell-address="ChecksLinear.A1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99">
      <style:map style:condition="cell-content()=1" style:apply-style-name="Good" style:base-cell-address="ChecksLog.A1"/>
      <style:map style:condition="cell-content()!=1" style:apply-style-name="Bad" style:base-cell-address="ChecksLog.A1"/>
    </style:style>
    <style:style style:name="ce16" style:family="table-cell" style:parent-style-name="Default" style:data-style-name="N99">
      <style:map style:condition="cell-content()=1" style:apply-style-name="Good" style:base-cell-address="ChecksPower.A1"/>
      <style:map style:condition="cell-content()!=1" style:apply-style-name="Bad" style:base-cell-address="ChecksPower.A1"/>
    </style:style>
    <style:style style:name="ce3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8" style:family="table-cell" style:parent-style-name="Default" style:data-style-name="N99">
      <style:map style:condition="cell-content()=1" style:apply-style-name="Good" style:base-cell-address="CombineChecks.B2"/>
      <style:map style:condition="cell-content()!=1" style:apply-style-name="Bad" style:base-cell-address="CombineChecks.B2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DataInColumns" table:style-name="ta1">
        <table:table-column table:style-name="co1" table:number-columns-repeated="2" table:default-cell-style-name="ce33"/>
        <table:table-column table:style-name="co1" table:default-cell-style-name="ce35"/>
        <table:table-column table:style-name="co1" table:default-cell-style-name="ce37"/>
        <table:table-row table:style-name="ro1">
          <table:table-cell table:style-name="ce32" office:value-type="string" calcext:value-type="string">
            <text:p>My_X1</text:p>
          </table:table-cell>
          <table:table-cell table:style-name="ce32" office:value-type="string" calcext:value-type="string">
            <text:p>My_X2</text:p>
          </table:table-cell>
          <table:table-cell table:style-name="ce34" office:value-type="string" calcext:value-type="string">
            <text:p>My_X3</text:p>
          </table:table-cell>
          <table:table-cell table:style-name="ce36" office:value-type="string" calcext:value-type="string">
            <text:p>My_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0.3" calcext:value-type="float">
            <text:p>15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18.5" calcext:value-type="float">
            <text:p>118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22.55" calcext:value-type="float">
            <text:p>122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1.66" calcext:value-type="float">
            <text:p>121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38" office:value-type="float" office:value="120.5" calcext:value-type="float">
            <text:p>120.5</text:p>
          </table:table-cell>
        </table:table-row>
      </table:table>
      <table:table table:name="DataInRows" table:style-name="ta1">
        <table:table-column table:style-name="co1" table:default-cell-style-name="ce39"/>
        <table:table-column table:style-name="co1" table:number-columns-repeated="10" table:default-cell-style-name="ce40"/>
        <table:table-row table:style-name="ro2">
          <table:table-cell office:value-type="string" calcext:value-type="string">
            <text:p>My_X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y_X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My_X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My_Y</text:p>
          </table:table-cell>
          <table:table-cell office:value-type="float" office:value="114.9" calcext:value-type="float">
            <text:p>114.9</text:p>
          </table:table-cell>
          <table:table-cell office:value-type="float" office:value="150.3" calcext:value-type="float">
            <text:p>150.3</text:p>
          </table:table-cell>
          <table:table-cell office:value-type="float" office:value="118.5" calcext:value-type="float">
            <text:p>118.5</text:p>
          </table:table-cell>
          <table:table-cell office:value-type="float" office:value="119.1" calcext:value-type="float">
            <text:p>119.1</text:p>
          </table:table-cell>
          <table:table-cell office:value-type="float" office:value="122.55" calcext:value-type="float">
            <text:p>122.55</text:p>
          </table:table-cell>
          <table:table-cell office:value-type="float" office:value="121.66" calcext:value-type="float">
            <text:p>121.66</text:p>
          </table:table-cell>
          <table:table-cell office:value-type="float" office:value="123.5" calcext:value-type="float">
            <text:p>123.5</text:p>
          </table:table-cell>
          <table:table-cell office:value-type="float" office:value="123.9" calcext:value-type="float">
            <text:p>123.9</text:p>
          </table:table-cell>
          <table:table-cell office:value-type="float" office:value="118.3" calcext:value-type="float">
            <text:p>118.3</text:p>
          </table:table-cell>
          <table:table-cell office:value-type="float" office:value="120.5" calcext:value-type="float">
            <text:p>120.5</text:p>
          </table:table-cell>
        </table:table-row>
      </table:table>
      <table:table table:name="ExpectedValuesLinear" table:style-name="ta1"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3" table:number-columns-repeated="2" table:default-cell-style-name="ce41"/>
        <table:table-column table:style-name="co5" table:default-cell-style-name="ce41"/>
        <table:table-column table:style-name="co3" table:default-cell-style-name="ce41"/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11"/>
        </table:table-row>
        <table:table-row table:style-name="ro2">
          <table:table-cell office:value-type="float" office:value="1.06629417412841" calcext:value-type="float">
            <text:p>1.06629417</text:p>
          </table:table-cell>
          <table:table-cell office:value-type="float" office:value="0.0343390124266239" calcext:value-type="float">
            <text:p>0.03433901</text:p>
          </table:table-cell>
          <table:table-cell office:value-type="float" office:value="0.00751939408579194" calcext:value-type="float">
            <text:p>0.00751939</text:p>
          </table:table-cell>
          <table:table-cell office:value-type="float" office:value="101.451296592863" calcext:value-type="float">
            <text:p>101.45129659</text:p>
          </table:table-cell>
          <table:table-cell table:number-columns-repeated="8"/>
        </table:table-row>
        <table:table-row table:style-name="ro2">
          <table:table-cell office:value-type="float" office:value="0.0286918310664573" calcext:value-type="float">
            <text:p>0.02869183</text:p>
          </table:table-cell>
          <table:table-cell office:value-type="float" office:value="0.00770967924160493" calcext:value-type="float">
            <text:p>0.00770968</text:p>
          </table:table-cell>
          <table:table-cell office:value-type="float" office:value="0.0841095261086036" calcext:value-type="float">
            <text:p>0.08410953</text:p>
          </table:table-cell>
          <table:table-cell office:value-type="float" office:value="1.15583086275517" calcext:value-type="float">
            <text:p>1.15583086</text:p>
          </table:table-cell>
          <table:table-cell table:number-columns-repeated="8"/>
        </table:table-row>
        <table:table-row table:style-name="ro2">
          <table:table-cell office:value-type="float" office:value="0.997324272519292" calcext:value-type="float">
            <text:p>0.99732427</text:p>
          </table:table-cell>
          <table:table-cell office:value-type="float" office:value="0.625284518336821" calcext:value-type="float">
            <text:p>0.6252845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2">
          <table:table-cell office:value-type="float" office:value="745.460275540141" calcext:value-type="float">
            <text:p>745.46027554</text:p>
          </table:table-cell>
          <table:table-cell office:value-type="float" office:value="6" calcext:value-type="float">
            <text:p>6.0000000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2">
          <table:table-cell office:value-type="float" office:value="874.381805626771" calcext:value-type="float">
            <text:p>874.38180563</text:p>
          </table:table-cell>
          <table:table-cell office:value-type="float" office:value="2.34588437323026" calcext:value-type="float">
            <text:p>2.34588437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2">
          <table:table-cell table:number-columns-repeated="11"/>
          <table:table-cell table:style-name="ce42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10"/>
          <table:table-cell table:style-name="ce42"/>
        </table:table-row>
        <table:table-row table:style-name="ro2">
          <table:table-cell office:value-type="string" calcext:value-type="string">
            <text:p>R^2</text:p>
          </table:table-cell>
          <table:table-cell office:value-type="float" office:value="0.997324272519292" calcext:value-type="float">
            <text:p>0.997324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andard Error</text:p>
          </table:table-cell>
          <table:table-cell office:value-type="float" office:value="0.625284518336821" calcext:value-type="float">
            <text:p>0.625284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ount of X variables</text:p>
          </table:table-cell>
          <table:table-cell office:value-type="float" office:value="3" calcext:value-type="float">
            <text:p>3.000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float" office:value="10" calcext:value-type="float">
            <text:p>10.00000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djusted R^2</text:p>
          </table:table-cell>
          <table:table-cell office:value-type="float" office:value="0.995986408778938" calcext:value-type="float">
            <text:p>0.99598641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ression</text:p>
          </table:table-cell>
          <table:table-cell office:value-type="float" office:value="3" calcext:value-type="float">
            <text:p>3.00000000</text:p>
          </table:table-cell>
          <table:table-cell office:value-type="float" office:value="874.381805626771" calcext:value-type="float">
            <text:p>874.38180563</text:p>
          </table:table-cell>
          <table:table-cell office:value-type="float" office:value="291.46060187559" calcext:value-type="float">
            <text:p>291.46060188</text:p>
          </table:table-cell>
          <table:table-cell office:value-type="float" office:value="745.460275540141" calcext:value-type="float">
            <text:p>745.46027554</text:p>
          </table:table-cell>
          <table:table-cell office:value-type="float" office:value="0.0000000418636871460117" calcext:value-type="float">
            <text:p>0.000000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dual</text:p>
          </table:table-cell>
          <table:table-cell office:value-type="float" office:value="6" calcext:value-type="float">
            <text:p>6.00000000</text:p>
          </table:table-cell>
          <table:table-cell office:value-type="float" office:value="2.34588437323026" calcext:value-type="float">
            <text:p>2.34588437</text:p>
          </table:table-cell>
          <table:table-cell office:value-type="float" office:value="0.390980728871711" calcext:value-type="float">
            <text:p>0.3909807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9" calcext:value-type="float">
            <text:p>9.00000000</text:p>
          </table:table-cell>
          <table:table-cell office:value-type="float" office:value="876.727690000002" calcext:value-type="float">
            <text:p>876.72769000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Confidence level</text:p>
          </table:table-cell>
          <table:table-cell table:style-name="Default" office:value-type="float" office:value="0.95" calcext:value-type="float">
            <text:p>0.95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Lower 95%</text:p>
          </table:table-cell>
          <table:table-cell office:value-type="string" calcext:value-type="string">
            <text:p>Upper 9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ercept</text:p>
          </table:table-cell>
          <table:table-cell office:value-type="float" office:value="101.451296592863" calcext:value-type="float">
            <text:p>101.45129659</text:p>
          </table:table-cell>
          <table:table-cell office:value-type="float" office:value="1.15583086275517" calcext:value-type="float">
            <text:p>1.15583086</text:p>
          </table:table-cell>
          <table:table-cell office:value-type="float" office:value="87.7734795478911" calcext:value-type="float">
            <text:p>87.77347955</text:p>
          </table:table-cell>
          <table:table-cell office:value-type="float" office:value="0.000000000147311404971619" calcext:value-type="float">
            <text:p>0.00000000</text:p>
          </table:table-cell>
          <table:table-cell office:value-type="float" office:value="98.6230803568678" calcext:value-type="float">
            <text:p>98.62308036</text:p>
          </table:table-cell>
          <table:table-cell office:value-type="float" office:value="104.279512828857" calcext:value-type="float">
            <text:p>104.2795128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y_X1</text:p>
          </table:table-cell>
          <table:table-cell office:value-type="float" office:value="0.00751939408579194" calcext:value-type="float">
            <text:p>0.00751939</text:p>
          </table:table-cell>
          <table:table-cell office:value-type="float" office:value="0.0841095261086036" calcext:value-type="float">
            <text:p>0.08410953</text:p>
          </table:table-cell>
          <table:table-cell office:value-type="float" office:value="0.0894000291486933" calcext:value-type="float">
            <text:p>0.08940003</text:p>
          </table:table-cell>
          <table:table-cell office:value-type="float" office:value="0.931673516271179" calcext:value-type="float">
            <text:p>0.93167352</text:p>
          </table:table-cell>
          <table:table-cell office:value-type="float" office:value="-0.198289202143537" calcext:value-type="float">
            <text:p>-0.19828920</text:p>
          </table:table-cell>
          <table:table-cell office:value-type="float" office:value="0.213327990315121" calcext:value-type="float">
            <text:p>0.213327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y_X2</text:p>
          </table:table-cell>
          <table:table-cell office:value-type="float" office:value="0.0343390124266239" calcext:value-type="float">
            <text:p>0.03433901</text:p>
          </table:table-cell>
          <table:table-cell office:value-type="float" office:value="0.00770967924160493" calcext:value-type="float">
            <text:p>0.00770968</text:p>
          </table:table-cell>
          <table:table-cell office:value-type="float" office:value="4.45401311137758" calcext:value-type="float">
            <text:p>4.45401311</text:p>
          </table:table-cell>
          <table:table-cell office:value-type="float" office:value="0.00431056552491927" calcext:value-type="float">
            <text:p>0.00431057</text:p>
          </table:table-cell>
          <table:table-cell office:value-type="float" office:value="0.0154741069218144" calcext:value-type="float">
            <text:p>0.01547411</text:p>
          </table:table-cell>
          <table:table-cell office:value-type="float" office:value="0.0532039179314333" calcext:value-type="float">
            <text:p>0.053203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y_X3</text:p>
          </table:table-cell>
          <table:table-cell office:value-type="float" office:value="1.06629417412841" calcext:value-type="float">
            <text:p>1.06629417</text:p>
          </table:table-cell>
          <table:table-cell office:value-type="float" office:value="0.0286918310664573" calcext:value-type="float">
            <text:p>0.02869183</text:p>
          </table:table-cell>
          <table:table-cell office:value-type="float" office:value="37.1636850802103" calcext:value-type="float">
            <text:p>37.16368508</text:p>
          </table:table-cell>
          <table:table-cell office:value-type="float" office:value="0.0000000253308096482966" calcext:value-type="float">
            <text:p>0.00000003</text:p>
          </table:table-cell>
          <table:table-cell office:value-type="float" office:value="0.996087792660849" calcext:value-type="float">
            <text:p>0.99608779</text:p>
          </table:table-cell>
          <table:table-cell office:value-type="float" office:value="1.13650055559598" calcext:value-type="float">
            <text:p>1.13650056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My_X1</text:p>
          </table:table-cell>
          <table:table-cell office:value-type="string" calcext:value-type="string">
            <text:p>My_X2</text:p>
          </table:table-cell>
          <table:table-cell office:value-type="string" calcext:value-type="string">
            <text:p>My_X3</text:p>
          </table:table-cell>
          <table:table-cell office:value-type="string" calcext:value-type="string">
            <text:p>Predicted Y</text:p>
          </table:table-cell>
          <table:table-cell office:value-type="string" calcext:value-type="string">
            <text:p>My_Y</text:p>
          </table:table-cell>
          <table:table-cell office:value-type="string" calcext:value-type="string">
            <text:p>Residual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12" calcext:value-type="float">
            <text:p>12.00000000</text:p>
          </table:table-cell>
          <table:table-cell office:value-type="float" office:value="10" calcext:value-type="float">
            <text:p>1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4.680449535699" calcext:value-type="float">
            <text:p>114.68044954</text:p>
          </table:table-cell>
          <table:table-cell office:value-type="float" office:value="114.9" calcext:value-type="float">
            <text:p>114.90000000</text:p>
          </table:table-cell>
          <table:table-cell office:value-type="float" office:value="0.219550464300795" calcext:value-type="float">
            <text:p>0.21955046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20" calcext:value-type="float">
            <text:p>20.00000000</text:p>
          </table:table-cell>
          <table:table-cell office:value-type="float" office:value="45" calcext:value-type="float">
            <text:p>45.00000000</text:p>
          </table:table-cell>
          <table:table-cell office:value-type="float" office:value="150.136353465345" calcext:value-type="float">
            <text:p>150.13635347</text:p>
          </table:table-cell>
          <table:table-cell office:value-type="float" office:value="150.3" calcext:value-type="float">
            <text:p>150.30000000</text:p>
          </table:table-cell>
          <table:table-cell office:value-type="float" office:value="0.163646534654873" calcext:value-type="float">
            <text:p>0.16364653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3" calcext:value-type="float">
            <text:p>3.00000000</text:p>
          </table:table-cell>
          <table:table-cell office:value-type="float" office:value="30" calcext:value-type="float">
            <text:p>3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8.498437759845" calcext:value-type="float">
            <text:p>118.49843776</text:p>
          </table:table-cell>
          <table:table-cell office:value-type="float" office:value="118.5" calcext:value-type="float">
            <text:p>118.50000000</text:p>
          </table:table-cell>
          <table:table-cell office:value-type="float" office:value="0.00156224015519513" calcext:value-type="float">
            <text:p>0.00156224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5" calcext:value-type="float">
            <text:p>5.00000000</text:p>
          </table:table-cell>
          <table:table-cell office:value-type="float" office:value="40" calcext:value-type="float">
            <text:p>40.00000000</text:p>
          </table:table-cell>
          <table:table-cell office:value-type="float" office:value="16" calcext:value-type="float">
            <text:p>16.00000000</text:p>
          </table:table-cell>
          <table:table-cell office:value-type="float" office:value="119.923160846411" calcext:value-type="float">
            <text:p>119.92316085</text:p>
          </table:table-cell>
          <table:table-cell office:value-type="float" office:value="119.1" calcext:value-type="float">
            <text:p>119.10000000</text:p>
          </table:table-cell>
          <table:table-cell office:value-type="float" office:value="-0.823160846411042" calcext:value-type="float">
            <text:p>-0.82316085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50" calcext:value-type="float">
            <text:p>5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2.40665871302" calcext:value-type="float">
            <text:p>122.40665871</text:p>
          </table:table-cell>
          <table:table-cell office:value-type="float" office:value="122.55" calcext:value-type="float">
            <text:p>122.55000000</text:p>
          </table:table-cell>
          <table:table-cell office:value-type="float" office:value="0.143341286980103" calcext:value-type="float">
            <text:p>0.14334129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7" calcext:value-type="float">
            <text:p>7.00000000</text:p>
          </table:table-cell>
          <table:table-cell office:value-type="float" office:value="60" calcext:value-type="float">
            <text:p>60.00000000</text:p>
          </table:table-cell>
          <table:table-cell office:value-type="float" office:value="17" calcext:value-type="float">
            <text:p>17.00000000</text:p>
          </table:table-cell>
          <table:table-cell office:value-type="float" office:value="121.691274057244" calcext:value-type="float">
            <text:p>121.69127406</text:p>
          </table:table-cell>
          <table:table-cell office:value-type="float" office:value="121.66" calcext:value-type="float">
            <text:p>121.66000000</text:p>
          </table:table-cell>
          <table:table-cell office:value-type="float" office:value="-0.0312740572435075" calcext:value-type="float">
            <text:p>-0.03127406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70" calcext:value-type="float">
            <text:p>7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3.063361385209" calcext:value-type="float">
            <text:p>123.06336139</text:p>
          </table:table-cell>
          <table:table-cell office:value-type="float" office:value="123.5" calcext:value-type="float">
            <text:p>123.50000000</text:p>
          </table:table-cell>
          <table:table-cell office:value-type="float" office:value="0.436638614790809" calcext:value-type="float">
            <text:p>0.43663861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4" calcext:value-type="float">
            <text:p>4.00000000</text:p>
          </table:table-cell>
          <table:table-cell office:value-type="float" office:value="80" calcext:value-type="float">
            <text:p>80.00000000</text:p>
          </table:table-cell>
          <table:table-cell office:value-type="float" office:value="19" calcext:value-type="float">
            <text:p>19.00000000</text:p>
          </table:table-cell>
          <table:table-cell office:value-type="float" office:value="124.488084471775" calcext:value-type="float">
            <text:p>124.48808447</text:p>
          </table:table-cell>
          <table:table-cell office:value-type="float" office:value="123.9" calcext:value-type="float">
            <text:p>123.90000000</text:p>
          </table:table-cell>
          <table:table-cell office:value-type="float" office:value="-0.588084471775446" calcext:value-type="float">
            <text:p>-0.58808447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90" calcext:value-type="float">
            <text:p>9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7.382454165314" calcext:value-type="float">
            <text:p>117.38245417</text:p>
          </table:table-cell>
          <table:table-cell office:value-type="float" office:value="118.3" calcext:value-type="float">
            <text:p>118.30000000</text:p>
          </table:table-cell>
          <table:table-cell office:value-type="float" office:value="0.917545834685626" calcext:value-type="float">
            <text:p>0.91754583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8" calcext:value-type="float">
            <text:p>8.00000000</text:p>
          </table:table-cell>
          <table:table-cell office:value-type="float" office:value="100" calcext:value-type="float">
            <text:p>10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20.939765600137" calcext:value-type="float">
            <text:p>120.93976560</text:p>
          </table:table-cell>
          <table:table-cell office:value-type="float" office:value="120.5" calcext:value-type="float">
            <text:p>120.50000000</text:p>
          </table:table-cell>
          <table:table-cell office:value-type="float" office:value="-0.439765600137434" calcext:value-type="float">
            <text:p>-0.43976560</text:p>
          </table:table-cell>
          <table:table-cell table:style-name="Default"/>
          <table:table-cell table:number-columns-repeated="5"/>
        </table:table-row>
      </table:table>
      <table:table table:name="ExpectedValuesLog" table:style-name="ta1">
        <table:table-column table:style-name="co2" table:default-cell-style-name="ce41"/>
        <table:table-column table:style-name="co6" table:default-cell-style-name="ce41"/>
        <table:table-column table:style-name="co4" table:default-cell-style-name="ce41"/>
        <table:table-column table:style-name="co3" table:number-columns-repeated="2" table:default-cell-style-name="ce41"/>
        <table:table-column table:style-name="co5" table:default-cell-style-name="ce41"/>
        <table:table-column table:style-name="co6" table:default-cell-style-name="ce41"/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Logarithmic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2">
          <table:table-cell office:value-type="float" office:value="26.6040197517345" calcext:value-type="float">
            <text:p>26.60401975</text:p>
          </table:table-cell>
          <table:table-cell office:value-type="float" office:value="-0.0737114848278097" calcext:value-type="float">
            <text:p>-0.07371148</text:p>
          </table:table-cell>
          <table:table-cell office:value-type="float" office:value="0.646194035292557" calcext:value-type="float">
            <text:p>0.64619404</text:p>
          </table:table-cell>
          <table:table-cell office:value-type="float" office:value="46.7115169829143" calcext:value-type="float">
            <text:p>46.71151698</text:p>
          </table:table-cell>
          <table:table-cell table:number-columns-repeated="3"/>
        </table:table-row>
        <table:table-row table:style-name="ro2">
          <table:table-cell office:value-type="float" office:value="3.30169927441293" calcext:value-type="float">
            <text:p>3.30169927</text:p>
          </table:table-cell>
          <table:table-cell office:value-type="float" office:value="1.2507693656908" calcext:value-type="float">
            <text:p>1.25076937</text:p>
          </table:table-cell>
          <table:table-cell office:value-type="float" office:value="2.04767334537625" calcext:value-type="float">
            <text:p>2.04767335</text:p>
          </table:table-cell>
          <table:table-cell office:value-type="float" office:value="14.1494218362537" calcext:value-type="float">
            <text:p>14.14942184</text:p>
          </table:table-cell>
          <table:table-cell table:number-columns-repeated="3"/>
        </table:table-row>
        <table:table-row table:style-name="ro2">
          <table:table-cell office:value-type="float" office:value="0.953561784220261" calcext:value-type="float">
            <text:p>0.95356178</text:p>
          </table:table-cell>
          <table:table-cell office:value-type="float" office:value="2.60492065292759" calcext:value-type="float">
            <text:p>2.6049206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41.0679768035487" calcext:value-type="float">
            <text:p>41.06797680</text:p>
          </table:table-cell>
          <table:table-cell office:value-type="float" office:value="6" calcext:value-type="float">
            <text:p>6.0000000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836.014020351707" calcext:value-type="float">
            <text:p>836.01402035</text:p>
          </table:table-cell>
          <table:table-cell office:value-type="float" office:value="40.7136696482923" calcext:value-type="float">
            <text:p>40.71366965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^2</text:p>
          </table:table-cell>
          <table:table-cell office:value-type="float" office:value="0.953561784220261" calcext:value-type="float">
            <text:p>0.953561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ard Error</text:p>
          </table:table-cell>
          <table:table-cell office:value-type="float" office:value="2.60492065292759" calcext:value-type="float">
            <text:p>2.604920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unt of X variables</text:p>
          </table:table-cell>
          <table:table-cell office:value-type="float" office:value="3" calcext:value-type="float">
            <text:p>3.00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float" office:value="10" calcext:value-type="float">
            <text:p>10.00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justed R^2</text:p>
          </table:table-cell>
          <table:table-cell office:value-type="float" office:value="0.930342676330391" calcext:value-type="float">
            <text:p>0.93034268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2">
          <table:table-cell office:value-type="string" calcext:value-type="string">
            <text:p>Regression</text:p>
          </table:table-cell>
          <table:table-cell office:value-type="float" office:value="3" calcext:value-type="float">
            <text:p>3.00000000</text:p>
          </table:table-cell>
          <table:table-cell office:value-type="float" office:value="836.014020351707" calcext:value-type="float">
            <text:p>836.01402035</text:p>
          </table:table-cell>
          <table:table-cell office:value-type="float" office:value="278.671340117236" calcext:value-type="float">
            <text:p>278.67134012</text:p>
          </table:table-cell>
          <table:table-cell office:value-type="float" office:value="41.0679768035487" calcext:value-type="float">
            <text:p>41.06797680</text:p>
          </table:table-cell>
          <table:table-cell office:value-type="float" office:value="0.000215214808702281" calcext:value-type="float">
            <text:p>0.00021521</text:p>
          </table:table-cell>
          <table:table-cell/>
        </table:table-row>
        <table:table-row table:style-name="ro2">
          <table:table-cell office:value-type="string" calcext:value-type="string">
            <text:p>Residual</text:p>
          </table:table-cell>
          <table:table-cell office:value-type="float" office:value="6" calcext:value-type="float">
            <text:p>6.00000000</text:p>
          </table:table-cell>
          <table:table-cell office:value-type="float" office:value="40.7136696482923" calcext:value-type="float">
            <text:p>40.71366965</text:p>
          </table:table-cell>
          <table:table-cell office:value-type="float" office:value="6.78561160804872" calcext:value-type="float">
            <text:p>6.78561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9" calcext:value-type="float">
            <text:p>9.00000000</text:p>
          </table:table-cell>
          <table:table-cell office:value-type="float" office:value="876.72769" calcext:value-type="float">
            <text:p>876.7276900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00000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Lower 95%</text:p>
          </table:table-cell>
          <table:table-cell office:value-type="string" calcext:value-type="string">
            <text:p>Upper 95%</text:p>
          </table:table-cell>
        </table:table-row>
        <table:table-row table:style-name="ro2">
          <table:table-cell office:value-type="string" calcext:value-type="string">
            <text:p>Intercept</text:p>
          </table:table-cell>
          <table:table-cell office:value-type="float" office:value="46.7115169829143" calcext:value-type="float">
            <text:p>46.71151698</text:p>
          </table:table-cell>
          <table:table-cell office:value-type="float" office:value="14.1494218362537" calcext:value-type="float">
            <text:p>14.14942184</text:p>
          </table:table-cell>
          <table:table-cell office:value-type="float" office:value="3.30130216792533" calcext:value-type="float">
            <text:p>3.30130217</text:p>
          </table:table-cell>
          <table:table-cell office:value-type="float" office:value="0.0163812666869356" calcext:value-type="float">
            <text:p>0.01638127</text:p>
          </table:table-cell>
          <table:table-cell office:value-type="float" office:value="12.0891290049357" calcext:value-type="float">
            <text:p>12.08912900</text:p>
          </table:table-cell>
          <table:table-cell office:value-type="float" office:value="81.3339049608929" calcext:value-type="float">
            <text:p>81.33390496</text:p>
          </table:table-cell>
        </table:table-row>
        <table:table-row table:style-name="ro2">
          <table:table-cell office:value-type="string" calcext:value-type="string">
            <text:p>LN(My_X1)</text:p>
          </table:table-cell>
          <table:table-cell office:value-type="float" office:value="0.646194035292557" calcext:value-type="float">
            <text:p>0.64619404</text:p>
          </table:table-cell>
          <table:table-cell office:value-type="float" office:value="2.04767334537625" calcext:value-type="float">
            <text:p>2.04767335</text:p>
          </table:table-cell>
          <table:table-cell office:value-type="float" office:value="0.315574765258187" calcext:value-type="float">
            <text:p>0.31557477</text:p>
          </table:table-cell>
          <table:table-cell office:value-type="float" office:value="0.763013461651022" calcext:value-type="float">
            <text:p>0.76301346</text:p>
          </table:table-cell>
          <table:table-cell office:value-type="float" office:value="-4.36428214078226" calcext:value-type="float">
            <text:p>-4.36428214</text:p>
          </table:table-cell>
          <table:table-cell office:value-type="float" office:value="5.65667021136738" calcext:value-type="float">
            <text:p>5.65667021</text:p>
          </table:table-cell>
        </table:table-row>
        <table:table-row table:style-name="ro2">
          <table:table-cell office:value-type="string" calcext:value-type="string">
            <text:p>LN(My_X2)</text:p>
          </table:table-cell>
          <table:table-cell office:value-type="float" office:value="-0.0737114848278097" calcext:value-type="float">
            <text:p>-0.07371148</text:p>
          </table:table-cell>
          <table:table-cell office:value-type="float" office:value="1.2507693656908" calcext:value-type="float">
            <text:p>1.25076937</text:p>
          </table:table-cell>
          <table:table-cell office:value-type="float" office:value="-0.0589329150919035" calcext:value-type="float">
            <text:p>-0.05893292</text:p>
          </table:table-cell>
          <table:table-cell office:value-type="float" office:value="0.954919324828145" calcext:value-type="float">
            <text:p>0.95491932</text:p>
          </table:table-cell>
          <table:table-cell office:value-type="float" office:value="-3.1342338687857" calcext:value-type="float">
            <text:p>-3.13423387</text:p>
          </table:table-cell>
          <table:table-cell office:value-type="float" office:value="2.98681089913008" calcext:value-type="float">
            <text:p>2.98681090</text:p>
          </table:table-cell>
        </table:table-row>
        <table:table-row table:style-name="ro2">
          <table:table-cell office:value-type="string" calcext:value-type="string">
            <text:p>LN(My_X3)</text:p>
          </table:table-cell>
          <table:table-cell office:value-type="float" office:value="26.6040197517345" calcext:value-type="float">
            <text:p>26.60401975</text:p>
          </table:table-cell>
          <table:table-cell office:value-type="float" office:value="3.30169927441293" calcext:value-type="float">
            <text:p>3.30169927</text:p>
          </table:table-cell>
          <table:table-cell office:value-type="float" office:value="8.05767501537975" calcext:value-type="float">
            <text:p>8.05767502</text:p>
          </table:table-cell>
          <table:table-cell office:value-type="float" office:value="0.000195509530763977" calcext:value-type="float">
            <text:p>0.00019551</text:p>
          </table:table-cell>
          <table:table-cell office:value-type="float" office:value="18.5250526682567" calcext:value-type="float">
            <text:p>18.52505267</text:p>
          </table:table-cell>
          <table:table-cell office:value-type="float" office:value="34.6829868352122" calcext:value-type="float">
            <text:p>34.6829868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y_X1</text:p>
          </table:table-cell>
          <table:table-cell office:value-type="string" calcext:value-type="string">
            <text:p>My_X2</text:p>
          </table:table-cell>
          <table:table-cell office:value-type="string" calcext:value-type="string">
            <text:p>My_X3</text:p>
          </table:table-cell>
          <table:table-cell office:value-type="string" calcext:value-type="string">
            <text:p>Predicted Y</text:p>
          </table:table-cell>
          <table:table-cell office:value-type="string" calcext:value-type="string">
            <text:p>My_Y</text:p>
          </table:table-cell>
          <table:table-cell office:value-type="string" calcext:value-type="string">
            <text:p>Residual</text:p>
          </table:table-cell>
          <table:table-cell table:style-name="Default"/>
        </table:table-row>
        <table:table-row table:style-name="ro2">
          <table:table-cell office:value-type="float" office:value="12" calcext:value-type="float">
            <text:p>12.00000000</text:p>
          </table:table-cell>
          <table:table-cell office:value-type="float" office:value="10" calcext:value-type="float">
            <text:p>1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4.256027464295" calcext:value-type="float">
            <text:p>114.25602746</text:p>
          </table:table-cell>
          <table:table-cell office:value-type="float" office:value="114.9" calcext:value-type="float">
            <text:p>114.90000000</text:p>
          </table:table-cell>
          <table:table-cell office:value-type="float" office:value="0.643972535704563" calcext:value-type="float">
            <text:p>0.64397254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20" calcext:value-type="float">
            <text:p>20.00000000</text:p>
          </table:table-cell>
          <table:table-cell office:value-type="float" office:value="45" calcext:value-type="float">
            <text:p>45.00000000</text:p>
          </table:table-cell>
          <table:table-cell office:value-type="float" office:value="148.211128748578" calcext:value-type="float">
            <text:p>148.21112875</text:p>
          </table:table-cell>
          <table:table-cell office:value-type="float" office:value="150.3" calcext:value-type="float">
            <text:p>150.30000000</text:p>
          </table:table-cell>
          <table:table-cell office:value-type="float" office:value="2.08887125142195" calcext:value-type="float">
            <text:p>2.08887125</text:p>
          </table:table-cell>
          <table:table-cell table:style-name="Default"/>
        </table:table-row>
        <table:table-row table:style-name="ro2">
          <table:table-cell office:value-type="float" office:value="3" calcext:value-type="float">
            <text:p>3.00000000</text:p>
          </table:table-cell>
          <table:table-cell office:value-type="float" office:value="30" calcext:value-type="float">
            <text:p>3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9.215747420568" calcext:value-type="float">
            <text:p>119.21574742</text:p>
          </table:table-cell>
          <table:table-cell office:value-type="float" office:value="118.5" calcext:value-type="float">
            <text:p>118.50000000</text:p>
          </table:table-cell>
          <table:table-cell office:value-type="float" office:value="-0.715747420567681" calcext:value-type="float">
            <text:p>-0.71574742</text:p>
          </table:table-cell>
          <table:table-cell table:style-name="Default"/>
        </table:table-row>
        <table:table-row table:style-name="ro2">
          <table:table-cell office:value-type="float" office:value="5" calcext:value-type="float">
            <text:p>5.00000000</text:p>
          </table:table-cell>
          <table:table-cell office:value-type="float" office:value="40" calcext:value-type="float">
            <text:p>40.00000000</text:p>
          </table:table-cell>
          <table:table-cell office:value-type="float" office:value="16" calcext:value-type="float">
            <text:p>16.00000000</text:p>
          </table:table-cell>
          <table:table-cell office:value-type="float" office:value="121.241618510093" calcext:value-type="float">
            <text:p>121.24161851</text:p>
          </table:table-cell>
          <table:table-cell office:value-type="float" office:value="119.1" calcext:value-type="float">
            <text:p>119.10000000</text:p>
          </table:table-cell>
          <table:table-cell office:value-type="float" office:value="-2.14161851009278" calcext:value-type="float">
            <text:p>-2.14161851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50" calcext:value-type="float">
            <text:p>5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4.476487577123" calcext:value-type="float">
            <text:p>124.47648758</text:p>
          </table:table-cell>
          <table:table-cell office:value-type="float" office:value="122.55" calcext:value-type="float">
            <text:p>122.55000000</text:p>
          </table:table-cell>
          <table:table-cell office:value-type="float" office:value="-1.92648757712284" calcext:value-type="float">
            <text:p>-1.92648758</text:p>
          </table:table-cell>
          <table:table-cell table:style-name="Default"/>
        </table:table-row>
        <table:table-row table:style-name="ro2">
          <table:table-cell office:value-type="float" office:value="7" calcext:value-type="float">
            <text:p>7.00000000</text:p>
          </table:table-cell>
          <table:table-cell office:value-type="float" office:value="60" calcext:value-type="float">
            <text:p>60.00000000</text:p>
          </table:table-cell>
          <table:table-cell office:value-type="float" office:value="17" calcext:value-type="float">
            <text:p>17.00000000</text:p>
          </table:table-cell>
          <table:table-cell office:value-type="float" office:value="123.04201606352" calcext:value-type="float">
            <text:p>123.04201606</text:p>
          </table:table-cell>
          <table:table-cell office:value-type="float" office:value="121.66" calcext:value-type="float">
            <text:p>121.66000000</text:p>
          </table:table-cell>
          <table:table-cell office:value-type="float" office:value="-1.3820160635203" calcext:value-type="float">
            <text:p>-1.38201606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70" calcext:value-type="float">
            <text:p>7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3.741769000922" calcext:value-type="float">
            <text:p>123.74176900</text:p>
          </table:table-cell>
          <table:table-cell office:value-type="float" office:value="123.5" calcext:value-type="float">
            <text:p>123.50000000</text:p>
          </table:table-cell>
          <table:table-cell office:value-type="float" office:value="-0.241769000921721" calcext:value-type="float">
            <text:p>-0.24176900</text:p>
          </table:table-cell>
          <table:table-cell table:style-name="Default"/>
        </table:table-row>
        <table:table-row table:style-name="ro2">
          <table:table-cell office:value-type="float" office:value="4" calcext:value-type="float">
            <text:p>4.00000000</text:p>
          </table:table-cell>
          <table:table-cell office:value-type="float" office:value="80" calcext:value-type="float">
            <text:p>80.00000000</text:p>
          </table:table-cell>
          <table:table-cell office:value-type="float" office:value="19" calcext:value-type="float">
            <text:p>19.00000000</text:p>
          </table:table-cell>
          <table:table-cell office:value-type="float" office:value="125.618239199954" calcext:value-type="float">
            <text:p>125.61823920</text:p>
          </table:table-cell>
          <table:table-cell office:value-type="float" office:value="123.9" calcext:value-type="float">
            <text:p>123.90000000</text:p>
          </table:table-cell>
          <table:table-cell office:value-type="float" office:value="-1.71823919995374" calcext:value-type="float">
            <text:p>-1.71823920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90" calcext:value-type="float">
            <text:p>9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3.646159204542" calcext:value-type="float">
            <text:p>113.64615920</text:p>
          </table:table-cell>
          <table:table-cell office:value-type="float" office:value="118.3" calcext:value-type="float">
            <text:p>118.30000000</text:p>
          </table:table-cell>
          <table:table-cell office:value-type="float" office:value="4.65384079545784" calcext:value-type="float">
            <text:p>4.65384080</text:p>
          </table:table-cell>
          <table:table-cell table:style-name="Default"/>
        </table:table-row>
        <table:table-row table:style-name="ro2">
          <table:table-cell office:value-type="float" office:value="8" calcext:value-type="float">
            <text:p>8.00000000</text:p>
          </table:table-cell>
          <table:table-cell office:value-type="float" office:value="100" calcext:value-type="float">
            <text:p>10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9.760806810405" calcext:value-type="float">
            <text:p>119.76080681</text:p>
          </table:table-cell>
          <table:table-cell office:value-type="float" office:value="120.5" calcext:value-type="float">
            <text:p>120.50000000</text:p>
          </table:table-cell>
          <table:table-cell office:value-type="float" office:value="0.739193189594857" calcext:value-type="float">
            <text:p>0.73919319</text:p>
          </table:table-cell>
          <table:table-cell table:style-name="Default"/>
        </table:table-row>
      </table:table>
      <table:table table:name="ExpectedValuesPower" table:style-name="ta1">
        <table:table-column table:style-name="co2" table:default-cell-style-name="ce41"/>
        <table:table-column table:style-name="co6" table:default-cell-style-name="ce41"/>
        <table:table-column table:style-name="co4" table:default-cell-style-name="ce41"/>
        <table:table-column table:style-name="co6" table:default-cell-style-name="ce41"/>
        <table:table-column table:style-name="co3" table:default-cell-style-name="ce41"/>
        <table:table-column table:style-name="co5" table:default-cell-style-name="ce41"/>
        <table:table-column table:style-name="co7" table:default-cell-style-name="ce41"/>
        <table:table-row table:style-name="ro2"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2">
          <table:table-cell office:value-type="float" office:value="0.200691119880765" calcext:value-type="float">
            <text:p>0.20069112</text:p>
          </table:table-cell>
          <table:table-cell office:value-type="float" office:value="0.00213927670776849" calcext:value-type="float">
            <text:p>0.00213928</text:p>
          </table:table-cell>
          <table:table-cell office:value-type="float" office:value="0.00421937977455958" calcext:value-type="float">
            <text:p>0.00421938</text:p>
          </table:table-cell>
          <table:table-cell office:value-type="float" office:value="4.22501998542696" calcext:value-type="float">
            <text:p>4.22501999</text:p>
          </table:table-cell>
          <table:table-cell table:number-columns-repeated="3"/>
        </table:table-row>
        <table:table-row table:style-name="ro2">
          <table:table-cell office:value-type="float" office:value="0.0229516539331897" calcext:value-type="float">
            <text:p>0.02295165</text:p>
          </table:table-cell>
          <table:table-cell office:value-type="float" office:value="0.00869468211537069" calcext:value-type="float">
            <text:p>0.00869468</text:p>
          </table:table-cell>
          <table:table-cell office:value-type="float" office:value="0.0142343339248088" calcext:value-type="float">
            <text:p>0.01423433</text:p>
          </table:table-cell>
          <table:table-cell office:value-type="float" office:value="0.0983592406059322" calcext:value-type="float">
            <text:p>0.09835924</text:p>
          </table:table-cell>
          <table:table-cell table:number-columns-repeated="3"/>
        </table:table-row>
        <table:table-row table:style-name="ro2">
          <table:table-cell office:value-type="float" office:value="0.960166284317994" calcext:value-type="float">
            <text:p>0.96016628</text:p>
          </table:table-cell>
          <table:table-cell office:value-type="float" office:value="0.0181080202587631" calcext:value-type="float">
            <text:p>0.01810802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48.208723081875" calcext:value-type="float">
            <text:p>48.20872308</text:p>
          </table:table-cell>
          <table:table-cell office:value-type="float" office:value="6" calcext:value-type="float">
            <text:p>6.0000000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float" office:value="0.0474229784122785" calcext:value-type="float">
            <text:p>0.04742298</text:p>
          </table:table-cell>
          <table:table-cell office:value-type="float" office:value="0.00196740238615066" calcext:value-type="float">
            <text:p>0.00196740</text:p>
          </table:table-cell>
          <table:table-cell table:formula="of:#N/A" office:value-type="string" office:string-value="" calcext:value-type="error">
            <text:p>#N/A</text:p>
          </table:table-cell>
          <table:table-cell table:formula="of:#N/A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^2</text:p>
          </table:table-cell>
          <table:table-cell office:value-type="float" office:value="0.960166284317994" calcext:value-type="float">
            <text:p>0.960166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ndard Error</text:p>
          </table:table-cell>
          <table:table-cell office:value-type="float" office:value="0.0181080202587631" calcext:value-type="float">
            <text:p>0.018108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unt of X variables</text:p>
          </table:table-cell>
          <table:table-cell office:value-type="float" office:value="3" calcext:value-type="float">
            <text:p>3.00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servations</text:p>
          </table:table-cell>
          <table:table-cell office:value-type="float" office:value="10" calcext:value-type="float">
            <text:p>10.00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justed R^2</text:p>
          </table:table-cell>
          <table:table-cell office:value-type="float" office:value="0.94024942647699" calcext:value-type="float">
            <text:p>0.9402494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2">
          <table:table-cell office:value-type="string" calcext:value-type="string">
            <text:p>Regression</text:p>
          </table:table-cell>
          <table:table-cell office:value-type="float" office:value="3" calcext:value-type="float">
            <text:p>3.00000000</text:p>
          </table:table-cell>
          <table:table-cell office:value-type="float" office:value="0.0474229784122785" calcext:value-type="float">
            <text:p>0.04742298</text:p>
          </table:table-cell>
          <table:table-cell office:value-type="float" office:value="0.0158076594707595" calcext:value-type="float">
            <text:p>0.01580766</text:p>
          </table:table-cell>
          <table:table-cell office:value-type="float" office:value="48.208723081875" calcext:value-type="float">
            <text:p>48.20872308</text:p>
          </table:table-cell>
          <table:table-cell office:value-type="float" office:value="0.000136179232658898" calcext:value-type="float">
            <text:p>0.00013618</text:p>
          </table:table-cell>
          <table:table-cell/>
        </table:table-row>
        <table:table-row table:style-name="ro2">
          <table:table-cell office:value-type="string" calcext:value-type="string">
            <text:p>Residual</text:p>
          </table:table-cell>
          <table:table-cell office:value-type="float" office:value="6" calcext:value-type="float">
            <text:p>6.00000000</text:p>
          </table:table-cell>
          <table:table-cell office:value-type="float" office:value="0.00196740238615066" calcext:value-type="float">
            <text:p>0.00196740</text:p>
          </table:table-cell>
          <table:table-cell office:value-type="float" office:value="0.000327900397691776" calcext:value-type="float">
            <text:p>0.000327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9" calcext:value-type="float">
            <text:p>9.00000000</text:p>
          </table:table-cell>
          <table:table-cell office:value-type="float" office:value="0.0493903807984292" calcext:value-type="float">
            <text:p>0.0493903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00000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Lower 95%</text:p>
          </table:table-cell>
          <table:table-cell office:value-type="string" calcext:value-type="string">
            <text:p>Upper 95%</text:p>
          </table:table-cell>
        </table:table-row>
        <table:table-row table:style-name="ro2">
          <table:table-cell office:value-type="string" calcext:value-type="string">
            <text:p>Intercept</text:p>
          </table:table-cell>
          <table:table-cell office:value-type="float" office:value="4.22501998542696" calcext:value-type="float">
            <text:p>4.22501999</text:p>
          </table:table-cell>
          <table:table-cell office:value-type="float" office:value="0.0983592406059322" calcext:value-type="float">
            <text:p>0.09835924</text:p>
          </table:table-cell>
          <table:table-cell office:value-type="float" office:value="42.9549878526832" calcext:value-type="float">
            <text:p>42.95498785</text:p>
          </table:table-cell>
          <table:table-cell office:value-type="float" office:value="0.0000000106542014676945" calcext:value-type="float">
            <text:p>0.00000001</text:p>
          </table:table-cell>
          <table:table-cell office:value-type="float" office:value="3.98434359391869" calcext:value-type="float">
            <text:p>3.98434359</text:p>
          </table:table-cell>
          <table:table-cell office:value-type="float" office:value="4.46569637693524" calcext:value-type="float">
            <text:p>4.46569638</text:p>
          </table:table-cell>
        </table:table-row>
        <table:table-row table:style-name="ro2">
          <table:table-cell office:value-type="string" calcext:value-type="string">
            <text:p>LN(My_X1)</text:p>
          </table:table-cell>
          <table:table-cell office:value-type="float" office:value="0.00421937977455958" calcext:value-type="float">
            <text:p>0.00421938</text:p>
          </table:table-cell>
          <table:table-cell office:value-type="float" office:value="0.0142343339248088" calcext:value-type="float">
            <text:p>0.01423433</text:p>
          </table:table-cell>
          <table:table-cell office:value-type="float" office:value="0.29642270561081" calcext:value-type="float">
            <text:p>0.29642271</text:p>
          </table:table-cell>
          <table:table-cell office:value-type="float" office:value="0.776900075291888" calcext:value-type="float">
            <text:p>0.77690008</text:p>
          </table:table-cell>
          <table:table-cell office:value-type="float" office:value="-0.0306107805992101" calcext:value-type="float">
            <text:p>-0.03061078</text:p>
          </table:table-cell>
          <table:table-cell office:value-type="float" office:value="0.0390495401483292" calcext:value-type="float">
            <text:p>0.03904954</text:p>
          </table:table-cell>
        </table:table-row>
        <table:table-row table:style-name="ro2">
          <table:table-cell office:value-type="string" calcext:value-type="string">
            <text:p>LN(My_X2)</text:p>
          </table:table-cell>
          <table:table-cell office:value-type="float" office:value="0.00213927670776849" calcext:value-type="float">
            <text:p>0.00213928</text:p>
          </table:table-cell>
          <table:table-cell office:value-type="float" office:value="0.00869468211537069" calcext:value-type="float">
            <text:p>0.00869468</text:p>
          </table:table-cell>
          <table:table-cell office:value-type="float" office:value="0.246044269288077" calcext:value-type="float">
            <text:p>0.24604427</text:p>
          </table:table-cell>
          <table:table-cell office:value-type="float" office:value="0.813848761720897" calcext:value-type="float">
            <text:p>0.81384876</text:p>
          </table:table-cell>
          <table:table-cell office:value-type="float" office:value="-0.0191358440022703" calcext:value-type="float">
            <text:p>-0.01913584</text:p>
          </table:table-cell>
          <table:table-cell office:value-type="float" office:value="0.0234143974178072" calcext:value-type="float">
            <text:p>0.02341440</text:p>
          </table:table-cell>
        </table:table-row>
        <table:table-row table:style-name="ro2">
          <table:table-cell office:value-type="string" calcext:value-type="string">
            <text:p>LN(My_X3)</text:p>
          </table:table-cell>
          <table:table-cell office:value-type="float" office:value="0.200691119880765" calcext:value-type="float">
            <text:p>0.20069112</text:p>
          </table:table-cell>
          <table:table-cell office:value-type="float" office:value="0.0229516539331897" calcext:value-type="float">
            <text:p>0.02295165</text:p>
          </table:table-cell>
          <table:table-cell office:value-type="float" office:value="8.74408094793341" calcext:value-type="float">
            <text:p>8.74408095</text:p>
          </table:table-cell>
          <table:table-cell office:value-type="float" office:value="0.000123826061789498" calcext:value-type="float">
            <text:p>0.00012383</text:p>
          </table:table-cell>
          <table:table-cell office:value-type="float" office:value="0.144530445868265" calcext:value-type="float">
            <text:p>0.14453045</text:p>
          </table:table-cell>
          <table:table-cell office:value-type="float" office:value="0.256851793893265" calcext:value-type="float">
            <text:p>0.25685179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y_X1</text:p>
          </table:table-cell>
          <table:table-cell office:value-type="string" calcext:value-type="string">
            <text:p>My_X2</text:p>
          </table:table-cell>
          <table:table-cell office:value-type="string" calcext:value-type="string">
            <text:p>My_X3</text:p>
          </table:table-cell>
          <table:table-cell office:value-type="string" calcext:value-type="string">
            <text:p>Predicted Y</text:p>
          </table:table-cell>
          <table:table-cell office:value-type="string" calcext:value-type="string">
            <text:p>My_Y</text:p>
          </table:table-cell>
          <table:table-cell office:value-type="string" calcext:value-type="string">
            <text:p>Residual</text:p>
          </table:table-cell>
          <table:table-cell table:style-name="Default"/>
        </table:table-row>
        <table:table-row table:style-name="ro2">
          <table:table-cell office:value-type="float" office:value="12" calcext:value-type="float">
            <text:p>12.00000000</text:p>
          </table:table-cell>
          <table:table-cell office:value-type="float" office:value="10" calcext:value-type="float">
            <text:p>1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4.334608933568" calcext:value-type="float">
            <text:p>114.33460893</text:p>
          </table:table-cell>
          <table:table-cell office:value-type="float" office:value="114.9" calcext:value-type="float">
            <text:p>114.90000000</text:p>
          </table:table-cell>
          <table:table-cell office:value-type="float" office:value="0.565391066431772" calcext:value-type="float">
            <text:p>0.56539107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20" calcext:value-type="float">
            <text:p>20.00000000</text:p>
          </table:table-cell>
          <table:table-cell office:value-type="float" office:value="45" calcext:value-type="float">
            <text:p>45.00000000</text:p>
          </table:table-cell>
          <table:table-cell office:value-type="float" office:value="148.163544633971" calcext:value-type="float">
            <text:p>148.16354463</text:p>
          </table:table-cell>
          <table:table-cell office:value-type="float" office:value="150.3" calcext:value-type="float">
            <text:p>150.30000000</text:p>
          </table:table-cell>
          <table:table-cell office:value-type="float" office:value="2.13645536602874" calcext:value-type="float">
            <text:p>2.13645537</text:p>
          </table:table-cell>
          <table:table-cell table:style-name="Default"/>
        </table:table-row>
        <table:table-row table:style-name="ro2">
          <table:table-cell office:value-type="float" office:value="3" calcext:value-type="float">
            <text:p>3.00000000</text:p>
          </table:table-cell>
          <table:table-cell office:value-type="float" office:value="30" calcext:value-type="float">
            <text:p>3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9.153571484549" calcext:value-type="float">
            <text:p>119.15357148</text:p>
          </table:table-cell>
          <table:table-cell office:value-type="float" office:value="118.5" calcext:value-type="float">
            <text:p>118.50000000</text:p>
          </table:table-cell>
          <table:table-cell office:value-type="float" office:value="-0.653571484549488" calcext:value-type="float">
            <text:p>-0.65357148</text:p>
          </table:table-cell>
          <table:table-cell table:style-name="Default"/>
        </table:table-row>
        <table:table-row table:style-name="ro2">
          <table:table-cell office:value-type="float" office:value="5" calcext:value-type="float">
            <text:p>5.00000000</text:p>
          </table:table-cell>
          <table:table-cell office:value-type="float" office:value="40" calcext:value-type="float">
            <text:p>40.00000000</text:p>
          </table:table-cell>
          <table:table-cell office:value-type="float" office:value="16" calcext:value-type="float">
            <text:p>16.00000000</text:p>
          </table:table-cell>
          <table:table-cell office:value-type="float" office:value="121.041841668116" calcext:value-type="float">
            <text:p>121.04184167</text:p>
          </table:table-cell>
          <table:table-cell office:value-type="float" office:value="119.1" calcext:value-type="float">
            <text:p>119.10000000</text:p>
          </table:table-cell>
          <table:table-cell office:value-type="float" office:value="-1.94184166811645" calcext:value-type="float">
            <text:p>-1.94184167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50" calcext:value-type="float">
            <text:p>5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4.091716792739" calcext:value-type="float">
            <text:p>124.09171679</text:p>
          </table:table-cell>
          <table:table-cell office:value-type="float" office:value="122.55" calcext:value-type="float">
            <text:p>122.55000000</text:p>
          </table:table-cell>
          <table:table-cell office:value-type="float" office:value="-1.54171679273927" calcext:value-type="float">
            <text:p>-1.54171679</text:p>
          </table:table-cell>
          <table:table-cell table:style-name="Default"/>
        </table:table-row>
        <table:table-row table:style-name="ro2">
          <table:table-cell office:value-type="float" office:value="7" calcext:value-type="float">
            <text:p>7.00000000</text:p>
          </table:table-cell>
          <table:table-cell office:value-type="float" office:value="60" calcext:value-type="float">
            <text:p>60.00000000</text:p>
          </table:table-cell>
          <table:table-cell office:value-type="float" office:value="17" calcext:value-type="float">
            <text:p>17.00000000</text:p>
          </table:table-cell>
          <table:table-cell office:value-type="float" office:value="122.804076840435" calcext:value-type="float">
            <text:p>122.80407684</text:p>
          </table:table-cell>
          <table:table-cell office:value-type="float" office:value="121.66" calcext:value-type="float">
            <text:p>121.66000000</text:p>
          </table:table-cell>
          <table:table-cell office:value-type="float" office:value="-1.14407684043466" calcext:value-type="float">
            <text:p>-1.14407684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.00000000</text:p>
          </table:table-cell>
          <table:table-cell office:value-type="float" office:value="70" calcext:value-type="float">
            <text:p>70.00000000</text:p>
          </table:table-cell>
          <table:table-cell office:value-type="float" office:value="18" calcext:value-type="float">
            <text:p>18.00000000</text:p>
          </table:table-cell>
          <table:table-cell office:value-type="float" office:value="123.606766478857" calcext:value-type="float">
            <text:p>123.60676648</text:p>
          </table:table-cell>
          <table:table-cell office:value-type="float" office:value="123.5" calcext:value-type="float">
            <text:p>123.50000000</text:p>
          </table:table-cell>
          <table:table-cell office:value-type="float" office:value="-0.106766478856997" calcext:value-type="float">
            <text:p>-0.10676648</text:p>
          </table:table-cell>
          <table:table-cell table:style-name="Default"/>
        </table:table-row>
        <table:table-row table:style-name="ro2">
          <table:table-cell office:value-type="float" office:value="4" calcext:value-type="float">
            <text:p>4.00000000</text:p>
          </table:table-cell>
          <table:table-cell office:value-type="float" office:value="80" calcext:value-type="float">
            <text:p>80.00000000</text:p>
          </table:table-cell>
          <table:table-cell office:value-type="float" office:value="19" calcext:value-type="float">
            <text:p>19.00000000</text:p>
          </table:table-cell>
          <table:table-cell office:value-type="float" office:value="125.357093365278" calcext:value-type="float">
            <text:p>125.35709337</text:p>
          </table:table-cell>
          <table:table-cell office:value-type="float" office:value="123.9" calcext:value-type="float">
            <text:p>123.90000000</text:p>
          </table:table-cell>
          <table:table-cell office:value-type="float" office:value="-1.45709336527767" calcext:value-type="float">
            <text:p>-1.45709337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.00000000</text:p>
          </table:table-cell>
          <table:table-cell office:value-type="float" office:value="90" calcext:value-type="float">
            <text:p>90.00000000</text:p>
          </table:table-cell>
          <table:table-cell office:value-type="float" office:value="12" calcext:value-type="float">
            <text:p>12.00000000</text:p>
          </table:table-cell>
          <table:table-cell office:value-type="float" office:value="114.537827023723" calcext:value-type="float">
            <text:p>114.53782702</text:p>
          </table:table-cell>
          <table:table-cell office:value-type="float" office:value="118.3" calcext:value-type="float">
            <text:p>118.30000000</text:p>
          </table:table-cell>
          <table:table-cell office:value-type="float" office:value="3.76217297627679" calcext:value-type="float">
            <text:p>3.76217298</text:p>
          </table:table-cell>
          <table:table-cell table:style-name="Default"/>
        </table:table-row>
        <table:table-row table:style-name="ro2">
          <table:table-cell office:value-type="float" office:value="8" calcext:value-type="float">
            <text:p>8.00000000</text:p>
          </table:table-cell>
          <table:table-cell office:value-type="float" office:value="100" calcext:value-type="float">
            <text:p>100.00000000</text:p>
          </table:table-cell>
          <table:table-cell office:value-type="float" office:value="15" calcext:value-type="float">
            <text:p>15.00000000</text:p>
          </table:table-cell>
          <table:table-cell office:value-type="float" office:value="119.956274819549" calcext:value-type="float">
            <text:p>119.95627482</text:p>
          </table:table-cell>
          <table:table-cell office:value-type="float" office:value="120.5" calcext:value-type="float">
            <text:p>120.50000000</text:p>
          </table:table-cell>
          <table:table-cell office:value-type="float" office:value="0.543725180451446" calcext:value-type="float">
            <text:p>0.54372518</text:p>
          </table:table-cell>
          <table:table-cell table:style-name="Default"/>
        </table:table-row>
      </table:table>
      <table:table table:name="ActualLinear" table:style-name="ta1">
        <table:table-column table:style-name="co1" table:number-columns-repeated="2" table:default-cell-style-name="Default"/>
        <table:table-row table:style-name="ro2" table:number-rows-repeated="23">
          <table:table-cell table:number-columns-repeated="2"/>
        </table:table-row>
        <table:table-row table:style-name="ro2">
          <table:table-cell/>
          <table:table-cell table:style-name="ce43"/>
        </table:table-row>
      </table:table>
      <table:table table:name="ActualLog" table:style-name="ta1">
        <table:table-column table:style-name="co1" table:number-columns-repeated="2" table:default-cell-style-name="Default"/>
        <table:table-row table:style-name="ro2" table:number-rows-repeated="23">
          <table:table-cell table:number-columns-repeated="2"/>
        </table:table-row>
        <table:table-row table:style-name="ro2">
          <table:table-cell/>
          <table:table-cell table:style-name="ce43"/>
        </table:table-row>
      </table:table>
      <table:table table:name="ActualPower" table:style-name="ta1">
        <table:table-column table:style-name="co1" table:number-columns-repeated="2" table:default-cell-style-name="Default"/>
        <table:table-row table:style-name="ro2" table:number-rows-repeated="23">
          <table:table-cell table:number-columns-repeated="2"/>
        </table:table-row>
        <table:table-row table:style-name="ro2">
          <table:table-cell/>
          <table:table-cell table:style-name="ce43"/>
        </table:table-row>
      </table:table>
      <table:table table:name="ChecksLinear" table:style-name="ta2">
        <table:table-column table:style-name="co8" table:default-cell-style-name="ce44"/>
        <table:table-column table:style-name="co1" table:number-columns-repeated="6" table:default-cell-style-name="ce44"/>
        <table:table-column table:style-name="co1" table:number-columns-repeated="3" table:default-cell-style-name="Default"/>
        <table:table-row table:style-name="ro2">
          <table:table-cell table:number-matrix-columns-spanned="7" table:number-matrix-rows-spanned="42" table:formula="of:=IF(ISNUMBER([$ExpectedValuesLinear.A1:$ExpectedValuesLinear.G42]);ABS([$ExpectedValuesLinear.A1:$ExpectedValuesLinear.G42]-[$ActualLinear.A1:$ActualLinear.G42]) &lt; [.$J$4]; IF(ISTEXT([$ExpectedValuesLinear.A1:$ExpectedValuesLinear.G42]); [$ExpectedValuesLinear.A1:$ExpectedValuesLinear.G42] = [$ActualLinear.A1:$ActualLinear.G42]; 1))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5" office:value-type="string" calcext:value-type="string">
            <text:p>Toleranc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1" office:value-type="float" office:value="0.00001" calcext:value-type="float">
            <text:p>0.0000100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style-name="ce42"/>
          <table:table-cell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calcext:conditional-formats>
          <calcext:conditional-format calcext:target-range-address="ChecksLinear.A1:ChecksLinear.G42">
            <calcext:condition calcext:apply-style-name="Good" calcext:value="=1" calcext:base-cell-address="ChecksLinear.A1"/>
            <calcext:condition calcext:apply-style-name="Bad" calcext:value="=0" calcext:base-cell-address="ChecksLinear.A1"/>
          </calcext:conditional-format>
        </calcext:conditional-formats>
      </table:table>
      <table:table table:name="ChecksLog" table:style-name="ta3">
        <table:table-column table:style-name="co1" table:number-columns-repeated="7" table:default-cell-style-name="ce15"/>
        <table:table-column table:style-name="co1" table:number-columns-repeated="3" table:default-cell-style-name="Default"/>
        <table:table-row table:style-name="ro2">
          <table:table-cell table:number-matrix-columns-spanned="7" table:number-matrix-rows-spanned="42" table:formula="of:=IF(ISNUMBER([$ExpectedValuesLog.A1:$ExpectedValuesLog.G42]);ABS([$ExpectedValuesLog.A1:$ExpectedValuesLog.G42]-[$ActualLog.A1:$ActualLog.G42]) &lt; [.$J$4]; IF(ISTEXT([$ExpectedValuesLog.A1:$ExpectedValuesLog.G42]); [$ExpectedValuesLog.A1:$ExpectedValuesLog.G42] = [$ActualLog.A1:$ActualLog.G42]; 1))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5" office:value-type="string" calcext:value-type="string">
            <text:p>Toleranc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1" office:value-type="float" office:value="0.00001" calcext:value-type="float">
            <text:p>0.0000100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calcext:conditional-formats>
          <calcext:conditional-format calcext:target-range-address="ChecksLog.A1:ChecksLog.G42">
            <calcext:condition calcext:apply-style-name="Good" calcext:value="=1" calcext:base-cell-address="ChecksLog.A1"/>
            <calcext:condition calcext:apply-style-name="Bad" calcext:value="!=1" calcext:base-cell-address="ChecksLog.A1"/>
          </calcext:conditional-format>
        </calcext:conditional-formats>
      </table:table>
      <table:table table:name="ChecksPower" table:style-name="ta3">
        <table:table-column table:style-name="co1" table:number-columns-repeated="7" table:default-cell-style-name="ce16"/>
        <table:table-column table:style-name="co1" table:number-columns-repeated="3" table:default-cell-style-name="Default"/>
        <table:table-row table:style-name="ro2">
          <table:table-cell table:number-matrix-columns-spanned="7" table:number-matrix-rows-spanned="42" table:formula="of:=IF(ISNUMBER([$ExpectedValuesPower.A1:$ExpectedValuesPower.G42]);ABS([$ExpectedValuesPower.A1:$ExpectedValuesPower.G42]-[$ActualPower.A1:$ActualPower.G42]) &lt; [.$J$4]; IF(ISTEXT([$ExpectedValuesPower.A1:$ExpectedValuesPower.G42]); [$ExpectedValuesPower.A1:$ExpectedValuesPower.G42] = [$ActualPower.A1:$ActualPower.G42]; 1))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5" office:value-type="string" calcext:value-type="string">
            <text:p>Toleranc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style-name="ce41" office:value-type="float" office:value="0.00001" calcext:value-type="float">
            <text:p>0.0000100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</table:table-row>
        <calcext:conditional-formats>
          <calcext:conditional-format calcext:target-range-address="ChecksPower.A1:ChecksPower.G42">
            <calcext:condition calcext:apply-style-name="Good" calcext:value="=1" calcext:base-cell-address="ChecksPower.A1"/>
            <calcext:condition calcext:apply-style-name="Bad" calcext:value="!=1" calcext:base-cell-address="ChecksPower.A1"/>
          </calcext:conditional-format>
        </calcext:conditional-formats>
      </table:table>
      <table:table table:name="CombineChecks" table:style-name="ta4">
        <table:table-column table:style-name="co9" table:default-cell-style-name="Default"/>
        <table:table-column table:style-name="co10" table:default-cell-style-name="ce18"/>
        <table:table-row table:style-name="ro2">
          <table:table-cell table:style-name="ce31" office:value-type="string" calcext:value-type="string">
            <text:p>Regression Type</text:p>
          </table:table-cell>
          <table:table-cell table:style-name="ce31" office:value-type="string" calcext:value-type="string">
            <text:p>Checks Succeeded</text:p>
          </table:table-cell>
        </table:table-row>
        <table:table-row table:style-name="ro2">
          <table:table-cell office:value-type="string" calcext:value-type="string">
            <text:p>Linear</text:p>
          </table:table-cell>
          <table:table-cell table:formula="of:=AND([$ChecksLinear.A1:$ChecksLinear.G42]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Logarithmic</text:p>
          </table:table-cell>
          <table:table-cell table:formula="of:=AND([$ChecksLog.A1:$ChecksLog.G42]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table:formula="of:=AND([$ChecksPower.A1:$ChecksPower.G42])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table:style-name="Default"/>
        </table:table-row>
        <table:table-row table:style-name="ro2">
          <table:table-cell table:style-name="ce45" office:value-type="string" calcext:value-type="string">
            <text:p>Final Status</text:p>
          </table:table-cell>
          <table:table-cell table:formula="of:=IFERROR(AND([.B2:.B4]);FALSE())" office:value-type="boolean" office:boolean-value="false" calcext:value-type="boolean">
            <text:p>FALSE</text:p>
          </table:table-cell>
        </table:table-row>
        <calcext:conditional-formats>
          <calcext:conditional-format calcext:target-range-address="CombineChecks.B2:CombineChecks.B4 CombineChecks.B6:CombineChecks.B6">
            <calcext:condition calcext:apply-style-name="Good" calcext:value="=1" calcext:base-cell-address="CombineChecks.B2"/>
            <calcext:condition calcext:apply-style-name="Bad" calcext:value="!=1" calcext:base-cell-address="CombineChecks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4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4P2" style:volatile="true">
      <number:currency-symbol/>
      <loext:fill-character> </loext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 style:data-style-name="N2" text:time-value="11:02:44.361529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9:05:31.920135395</meta:creation-date>
    <dc:date>2018-07-08T11:07:05.199593662</dc:date>
    <meta:editing-duration>PT1H59M8S</meta:editing-duration>
    <meta:editing-cycles>40</meta:editing-cycles>
    <meta:generator>LibreOfficeDev/6.2.0.0.alpha0$Linux_X86_64 LibreOffice_project/363146254bd44ab82d657f2ca0293d03bd111280</meta:generator>
    <meta:document-statistic meta:table-count="12" meta:cell-count="1454" meta:object-count="0"/>
  </office:meta>
</office:document-meta>
</file>